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9.502cm" fo:margin-right="0cm" fo:line-height="100%" fo:text-indent="0cm" style:auto-text-indent="false">
        <style:tab-stops>
          <style:tab-stop style:position="15.252cm" style:type="center"/>
        </style:tab-stops>
      </style:paragraph-properties>
      <style:text-properties style:font-name="Times New Roman" fo:font-size="14pt" fo:language="ru" fo:country="RU" officeooo:paragraph-rsid="001bc1fb" style:font-size-asian="14pt" style:font-size-complex="14pt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14.002cm" style:type="center"/>
        </style:tab-stops>
      </style:paragraph-properties>
      <style:text-properties style:font-name="Times New Roman" fo:font-size="14pt" fo:language="ru" fo:country="RU" officeooo:paragraph-rsid="001bc1fb" style:font-size-asian="14pt" style:font-size-complex="14pt"/>
    </style:style>
    <style:style style:name="P3" style:family="paragraph" style:parent-style-name="Standard">
      <style:paragraph-properties fo:margin-left="9.502cm" fo:margin-right="0cm" fo:line-height="100%" fo:text-align="justify" style:justify-single-word="false" fo:text-indent="0cm" style:auto-text-indent="false">
        <style:tab-stops>
          <style:tab-stop style:position="16.503cm" style:type="center"/>
        </style:tab-stops>
      </style:paragraph-properties>
      <style:text-properties style:font-name="Times New Roman" fo:font-size="14pt" fo:language="ru" fo:country="RU" officeooo:paragraph-rsid="001bc1fb" style:font-size-asian="14pt" style:font-size-complex="14pt"/>
    </style:style>
    <style:style style:name="P4" style:family="paragraph" style:parent-style-name="Standard">
      <style:paragraph-properties fo:margin-left="9.502cm" fo:margin-right="0cm" fo:line-height="100%" fo:text-align="justify" style:justify-single-word="false" fo:text-indent="0cm" style:auto-text-indent="false">
        <style:tab-stops>
          <style:tab-stop style:position="12.502cm"/>
        </style:tab-stops>
      </style:paragraph-properties>
      <style:text-properties style:font-name="Times New Roman" fo:font-size="14pt" fo:language="ru" fo:country="RU" officeooo:paragraph-rsid="001bc1fb" style:font-size-asian="14pt" style:font-size-complex="14pt"/>
    </style:style>
    <style:style style:name="P5" style:family="paragraph" style:parent-style-name="Standard">
      <style:paragraph-properties fo:margin-left="0cm" fo:margin-right="-0.191cm" fo:line-height="100%" fo:text-align="center" style:justify-single-word="false" fo:text-indent="0cm" style:auto-text-indent="false" fo:break-before="page"/>
      <style:text-properties style:font-name="Times New Roman" fo:font-size="14pt" fo:language="ru" fo:country="RU" officeooo:paragraph-rsid="001bc1fb" style:font-size-asian="14pt" style:font-size-complex="14pt"/>
    </style:style>
    <style:style style:name="P6" style:family="paragraph" style:parent-style-name="Standard">
      <style:paragraph-properties fo:margin-left="0cm" fo:margin-right="0.139cm" fo:line-height="100%" fo:text-align="center" style:justify-single-word="false" fo:text-indent="0cm" style:auto-text-indent="false"/>
      <style:text-properties style:font-name="Times New Roman" fo:font-size="14pt" fo:language="ru" fo:country="RU" officeooo:paragraph-rsid="001bc1fb" style:font-size-asian="14pt" style:font-size-complex="14pt"/>
    </style:style>
    <style:style style:name="P7" style:family="paragraph" style:parent-style-name="Standard">
      <style:paragraph-properties fo:margin-left="0cm" fo:margin-right="0.252cm" fo:line-height="100%" fo:text-align="center" style:justify-single-word="false" fo:text-indent="0cm" style:auto-text-indent="false"/>
      <style:text-properties style:font-name="Times New Roman" fo:font-size="14pt" fo:language="ru" fo:country="RU" officeooo:paragraph-rsid="001bc1fb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paragraph-rsid="001bc1fb" style:font-size-asian="14pt" style:font-size-complex="14pt"/>
    </style:style>
    <style:style style:name="P9" style:family="paragraph" style:parent-style-name="Standard">
      <style:paragraph-properties fo:line-height="100%" fo:text-align="end" style:justify-single-word="false">
        <style:tab-stops>
          <style:tab-stop style:position="14.002cm" style:type="center"/>
        </style:tab-stops>
      </style:paragraph-properties>
      <style:text-properties style:font-name="Times New Roman" fo:font-size="14pt" fo:language="ru" fo:country="RU" officeooo:paragraph-rsid="001bc1fb" style:font-size-asian="14pt" style:font-size-complex="14pt"/>
    </style:style>
    <style:style style:name="P10" style:family="paragraph" style:parent-style-name="Standard">
      <style:paragraph-properties fo:margin-left="0cm" fo:margin-right="0cm" fo:line-height="100%" fo:text-indent="7.251cm" style:auto-text-indent="false">
        <style:tab-stops>
          <style:tab-stop style:position="14.002cm" style:type="center"/>
        </style:tab-stops>
      </style:paragraph-properties>
      <style:text-properties style:font-name="Times New Roman" fo:font-size="14pt" fo:language="ru" fo:country="RU" officeooo:paragraph-rsid="001bc1fb" style:font-size-asian="14pt" style:font-size-complex="14pt"/>
    </style:style>
    <style:style style:name="P11" style:family="paragraph" style:parent-style-name="Standard">
      <style:paragraph-properties fo:line-height="100%">
        <style:tab-stops>
          <style:tab-stop style:position="14.002cm" style:type="center"/>
        </style:tab-stops>
      </style:paragraph-properties>
      <style:text-properties style:font-name="Times New Roman" fo:font-size="14pt" fo:language="ru" fo:country="RU" officeooo:paragraph-rsid="001bc1fb" style:font-size-asian="14pt" style:font-size-complex="14pt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8.001cm" style:auto-text-indent="false">
        <style:tab-stops>
          <style:tab-stop style:position="14.002cm" style:type="center"/>
        </style:tab-stops>
      </style:paragraph-properties>
      <style:text-properties style:font-name="Times New Roman" fo:font-size="14pt" fo:language="ru" fo:country="RU" officeooo:paragraph-rsid="001bc1fb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paragraph-rsid="0019cfe1" style:font-size-asian="14pt"/>
    </style:style>
    <style:style style:name="P15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mes New Roman" fo:font-size="14pt" fo:language="ru" fo:country="RU" officeooo:paragraph-rsid="0019cfe1" style:font-size-asian="14pt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0.953cm" style:auto-text-indent="false"/>
      <style:text-properties style:font-name="Times New Roman" fo:font-size="14pt" fo:language="ru" fo:country="RU" officeooo:paragraph-rsid="0019cfe1" style:font-size-asian="14pt"/>
    </style:style>
    <style:style style:name="P17" style:family="paragraph" style:parent-style-name="Standard">
      <style:paragraph-properties fo:margin-left="7.938cm" fo:margin-right="0cm" fo:line-height="100%" fo:text-align="justify" style:justify-single-word="false" fo:text-indent="0cm" style:auto-text-indent="false"/>
      <style:text-properties style:font-name="Times New Roman" fo:font-size="14pt" fo:language="ru" fo:country="RU" officeooo:paragraph-rsid="0019cfe1" style:font-size-asian="14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officeooo:paragraph-rsid="0019cfe1" style:font-size-asian="14pt"/>
    </style:style>
    <style:style style:name="P19" style:family="paragraph" style:parent-style-name="Standard">
      <style:paragraph-properties fo:margin-left="9.001cm" fo:margin-right="0cm" fo:line-height="100%" fo:text-align="end" style:justify-single-word="false" fo:text-indent="0cm" style:auto-text-indent="false"/>
      <style:text-properties style:font-name="Times New Roman" fo:font-size="14pt" fo:language="ru" fo:country="RU" officeooo:paragraph-rsid="0019cfe1" style:font-size-asian="14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rsid="0019cfe1" officeooo:paragraph-rsid="0019cfe1" style:font-size-asian="14pt"/>
    </style:style>
    <style:style style:name="P21" style:family="paragraph" style:parent-style-name="Standard">
      <style:paragraph-properties fo:margin-left="9.001cm" fo:margin-right="0cm" fo:line-height="100%" fo:text-align="end" style:justify-single-word="false" fo:text-indent="0cm" style:auto-text-indent="false"/>
      <style:text-properties style:font-name="Times New Roman" fo:font-size="14pt" fo:language="ru" fo:country="RU" officeooo:rsid="00156f33" officeooo:paragraph-rsid="001b2fc1" style:font-size-asian="14pt"/>
    </style:style>
    <style:style style:name="P22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style:font-name="Times New Roman" fo:font-size="14pt" fo:language="ru" fo:country="RU" officeooo:rsid="00156f33" officeooo:paragraph-rsid="001b2fc1" style:font-size-asian="14pt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officeooo:rsid="0021ece7" officeooo:paragraph-rsid="0019cfe1" style:font-size-asian="14pt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.953cm" style:auto-text-indent="false"/>
      <style:text-properties style:font-name="Times New Roman" fo:font-size="14pt" fo:language="ru" fo:country="RU" fo:font-weight="bold" officeooo:paragraph-rsid="0019cfe1" style:font-size-asian="14pt" style:font-weight-asian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italic" style:font-size-asian="14pt" style:font-style-asian="italic" style:font-size-complex="14pt" style:font-style-complex="italic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language="ru" fo:country="RU" officeooo:paragraph-rsid="0019cfe1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mes New Roman" fo:language="ru" fo:country="RU" officeooo:paragraph-rsid="001bc1fb"/>
    </style:style>
    <style:style style:name="P29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style:font-name="Times New Roman" fo:language="ru" fo:country="RU" officeooo:paragraph-rsid="0019cfe1"/>
    </style:style>
    <style:style style:name="P30" style:family="paragraph" style:parent-style-name="Standard">
      <style:paragraph-properties fo:margin-left="9.001cm" fo:margin-right="0cm" fo:line-height="100%" fo:text-align="end" style:justify-single-word="false" fo:text-indent="0cm" style:auto-text-indent="false"/>
      <style:text-properties style:font-name="Times New Roman" fo:language="ru" fo:country="RU" officeooo:rsid="00156f33" officeooo:paragraph-rsid="0019cfe1"/>
    </style:style>
    <style:style style:name="P31" style:family="paragraph" style:parent-style-name="Standard">
      <style:paragraph-properties fo:margin-left="0cm" fo:margin-right="0.139cm" fo:line-height="100%" fo:text-align="center" style:justify-single-word="false" fo:text-indent="0cm" style:auto-text-indent="false"/>
      <style:text-properties style:font-name="Times New Roman" fo:font-size="10pt" fo:language="ru" fo:country="RU" officeooo:paragraph-rsid="001bc1fb" style:font-size-asian="8.75pt" style:font-size-complex="10pt"/>
    </style:style>
    <style:style style:name="P32" style:family="paragraph" style:parent-style-name="Standard">
      <style:text-properties fo:language="ru" fo:country="RU" fo:font-style="italic" style:font-style-asian="italic" style:font-style-complex="italic"/>
    </style:style>
    <style:style style:name="P33" style:family="paragraph" style:parent-style-name="Standard">
      <style:paragraph-properties fo:line-height="100%" fo:text-align="center" style:justify-single-word="false"/>
      <style:text-properties style:text-position="35% 100%" style:font-name="Times New Roman" fo:font-size="14pt" fo:letter-spacing="0.035cm" fo:language="ru" fo:country="RU" fo:font-weight="normal" officeooo:rsid="002122cb" officeooo:paragraph-rsid="002122cb" style:font-size-asian="14pt" style:font-weight-asian="normal" style:font-size-complex="14pt" style:font-weight-complex="normal"/>
    </style:style>
    <style:style style:name="P34" style:family="paragraph" style:parent-style-name="Heading_20_1">
      <style:paragraph-properties fo:line-height="100%" fo:text-align="center" style:justify-single-word="false"/>
      <style:text-properties style:text-position="41% 100%" style:font-name="Times New Roman" fo:font-size="14pt" fo:letter-spacing="0.035cm" fo:language="ru" fo:country="RU" fo:font-weight="normal" officeooo:rsid="002122cb" officeooo:paragraph-rsid="002122cb" style:font-size-asian="14pt" style:font-weight-asian="normal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4660c" style:font-size-asian="14pt"/>
    </style:style>
    <style:style style:name="T3" style:family="text">
      <style:text-properties fo:font-size="14pt" officeooo:rsid="001fbd1e" style:font-size-asian="14pt"/>
    </style:style>
    <style:style style:name="T4" style:family="text">
      <style:text-properties fo:font-size="14pt" officeooo:rsid="00156f33" style:font-size-asian="14pt"/>
    </style:style>
    <style:style style:name="T5" style:family="text">
      <style:text-properties fo:font-size="14pt" officeooo:rsid="0019cfe1" style:font-size-asian="14pt"/>
    </style:style>
    <style:style style:name="T6" style:family="text">
      <style:text-properties fo:font-size="14pt" officeooo:rsid="001bc1fb" style:font-size-asian="14pt"/>
    </style:style>
    <style:style style:name="T7" style:family="text">
      <style:text-properties fo:font-size="14pt" officeooo:rsid="0021ece7" style:font-size-asian="14pt"/>
    </style:style>
    <style:style style:name="T8" style:family="text">
      <style:text-properties officeooo:rsid="001fbd1e"/>
    </style:style>
    <style:style style:name="T9" style:family="text">
      <style:text-properties officeooo:rsid="00156f33"/>
    </style:style>
    <style:style style:name="T10" style:family="text">
      <style:text-properties fo:font-style="normal" style:font-style-asian="normal"/>
    </style:style>
    <style:style style:name="T11" style:family="text">
      <style:text-properties fo:font-style="normal" officeooo:rsid="00046ba4" style:font-style-asian="normal"/>
    </style:style>
    <style:style style:name="T12" style:family="text">
      <style:text-properties fo:font-style="normal" officeooo:rsid="0004ea9d" style:font-style-asian="normal"/>
    </style:style>
    <style:style style:name="T13" style:family="text">
      <style:text-properties fo:font-style="normal" officeooo:rsid="001d28c4" style:font-style-asian="normal"/>
    </style:style>
    <style:style style:name="T14" style:family="text">
      <style:text-properties fo:font-style="normal" officeooo:rsid="000ce1e9" style:font-style-asian="normal"/>
    </style:style>
    <style:style style:name="T15" style:family="text">
      <style:text-properties style:text-position="45% 100%"/>
    </style:style>
    <style:style style:name="T16" style:family="text">
      <style:text-properties style:text-position="45% 100%" fo:font-weight="bold" style:font-weight-asian="bold"/>
    </style:style>
    <style:style style:name="T17" style:family="text">
      <style:text-properties style:text-position="45% 100%" fo:font-style="italic" style:text-underline-style="solid" style:text-underline-width="auto" style:text-underline-color="font-color" officeooo:rsid="00046ba4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0e8192"/>
    </style:style>
    <style:style style:name="T20" style:family="text">
      <style:text-properties style:text-underline-style="solid" style:text-underline-width="auto" style:text-underline-color="font-color" officeooo:rsid="000ce1e9"/>
    </style:style>
    <style:style style:name="T21" style:family="text">
      <style:text-properties style:text-underline-style="solid" style:text-underline-width="auto" style:text-underline-color="font-color" officeooo:rsid="0012fcd1"/>
    </style:style>
    <style:style style:name="T22" style:family="text">
      <style:text-properties style:text-underline-style="solid" style:text-underline-width="auto" style:text-underline-color="font-color" officeooo:rsid="001e323a"/>
    </style:style>
    <style:style style:name="T23" style:family="text">
      <style:text-properties officeooo:rsid="000e8192"/>
    </style:style>
    <style:style style:name="T24" style:family="text">
      <style:text-properties officeooo:rsid="000afda4"/>
    </style:style>
    <style:style style:name="T25" style:family="text">
      <style:text-properties style:text-underline-style="none" officeooo:rsid="00046ba4"/>
    </style:style>
    <style:style style:name="T26" style:family="text">
      <style:text-properties officeooo:rsid="001e323a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06ad5d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046ba4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11fb9d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06ad5d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0afda4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0ce1e9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01d28c4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0e8192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103ba1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0d335c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officeooo:rsid="0014643d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21ece7" style:font-style-asian="italic" style:font-style-complex="italic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fo:font-style="italic" style:text-underline-style="none" officeooo:rsid="0011fb9d" style:font-style-asian="italic" style:font-style-complex="italic"/>
    </style:style>
    <style:style style:name="T43" style:family="text">
      <style:text-properties officeooo:rsid="002122cb"/>
    </style:style>
    <style:style style:name="T44" style:family="text">
      <style:text-properties style:text-position="35% 100%" style:font-weight-complex="normal"/>
    </style:style>
    <style:style style:name="T45" style:family="text">
      <style:text-properties style:text-position="35% 100%" officeooo:rsid="001bc1fb" style:font-weight-complex="normal"/>
    </style:style>
    <style:style style:name="T46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style:font-name="Times New Roman" fo:font-size="14pt" style:text-underline-style="solid" style:text-underline-width="auto" style:text-underline-color="font-color" officeooo:rsid="000e8192" style:font-size-asian="14pt" style:font-size-complex="14pt"/>
    </style:style>
    <style:style style:name="T48" style:family="text">
      <style:text-properties officeooo:rsid="0021ece7"/>
    </style:style>
    <style:style style:name="T49" style:family="text">
      <style:text-properties officeooo:rsid="00253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образования Республики Беларусь</text:p>
      <text:p text:style-name="P15">Учреждение образования «Белорусский государственный университет <text:line-break/>информатики и радиоэлектроники»</text:p>
      <text:p text:style-name="P16"/>
      <text:p text:style-name="P16"/>
      <text:p text:style-name="P16"/>
      <text:p text:style-name="P14">Факультет <text:span text:style-name="T8">компьютерных систем и сетей</text:span></text:p>
      <text:p text:style-name="P14"/>
      <text:p text:style-name="P27"><text:span text:style-name="T1">Кафедра </text:span><text:span text:style-name="T3">электронных вычислительных машин</text:span></text:p>
      <text:p text:style-name="P14"/>
      <text:p text:style-name="P28"><text:span text:style-name="T1">Дисциплина: </text:span><text:span text:style-name="T5">Системная и функциональная организация ЭВМ</text:span></text:p>
      <text:p text:style-name="P24"/>
      <text:p text:style-name="P24"/>
      <text:p text:style-name="P24"/>
      <text:p text:style-name="P14">ПОЯСНИТЕЛЬНАЯ ЗАПИСКА</text:p>
      <text:p text:style-name="P14">к курсовому проекту</text:p>
      <text:p text:style-name="P14">на тему</text:p>
      <text:p text:style-name="P14"/>
      <text:p text:style-name="P20">Музыкальный пад</text:p>
      <text:p text:style-name="P14"/>
      <text:p text:style-name="P14">БГУИР КП 1-<text:span text:style-name="T9">40</text:span> 0<text:span text:style-name="T9">2</text:span> 0<text:span text:style-name="T9">1</text:span> <text:span text:style-name="T9">21</text:span><text:span text:style-name="T49">1</text:span> ПЗ</text:p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30"><text:span text:style-name="T2"><text:tab/><text:tab/><text:tab/><text:tab/></text:span><text:span text:style-name="T7">Студент</text:span><text:span text:style-name="T1">:</text:span></text:p>
      <text:p text:style-name="P29"><text:span text:style-name="T4"><text:tab/><text:tab/><text:tab/><text:tab/> <text:s text:c="8"/><text:tab/><text:tab/>группы 050502 </text:span><text:span text:style-name="T2">К</text:span><text:span text:style-name="T4">рачковский А.В</text:span></text:p>
      <text:p text:style-name="P19"/>
      <text:p text:style-name="P21"><text:tab/><text:tab/><text:tab/><text:tab/><text:span text:style-name="T48">Руководитель</text:span>:</text:p>
      <text:p text:style-name="P22">инженер-электро<text:span text:style-name="T43">н</text:span>ик кафедры ЭВМ Дмитриев А.С.</text:p>
      <text:p text:style-name="P17"/>
      <text:p text:style-name="P23"/>
      <text:p text:style-name="P18"/>
      <text:p text:style-name="P18"/>
      <text:p text:style-name="P18"/>
      <text:p text:style-name="P18"/>
      <text:p text:style-name="P18"/>
      <text:p text:style-name="P27"><text:span text:style-name="T1">Минск 20</text:span><text:span text:style-name="T2">2</text:span><text:span text:style-name="T6">3</text:span></text:p>
      <text:p text:style-name="P5">Учреждение образования</text:p>
      <text:p text:style-name="P6">«Белорусский государственный университет информатики <text:line-break/>и радиоэлектроники»</text:p>
      <text:p text:style-name="P31"/>
      <text:p text:style-name="P7">Факультет компьютерных систем и сетей</text:p>
      <text:p text:style-name="P8"><text:s/></text:p>
      <text:p text:style-name="P3">УТВЕРЖДАЮ</text:p>
      <text:p text:style-name="P4">Заведующий кафедрой ЭВМ</text:p>
      <text:p text:style-name="P4">______________________________</text:p>
      <text:p text:style-name="P4"><text:s text:c="10"/>(подпись)</text:p>
      <text:p text:style-name="P1"><text:span text:style-name="T10">_________________________202</text:span><text:span text:style-name="T14">3</text:span><text:span text:style-name="T10">г.</text:span></text:p>
      <text:h text:style-name="P34" text:outline-level="1" text:is-list-header="true"><text:span text:style-name="T45">З</text:span><text:span text:style-name="T44">АДАНИЕ</text:span></text:h>
      <text:p text:style-name="P33">по курсовой работе</text:p>
      <text:p text:style-name="P13"><text:span text:style-name="T15">Студенту </text:span><text:span text:style-name="T17">Крачковскому Александру Витальевичу</text:span><text:span text:style-name="T16">__________________________</text:span></text:p>
      <text:p text:style-name="P13">1. Тема проекта__<text:span text:style-name="T30">Музыкальный пад</text:span><text:span text:style-name="T25">_____________________________________</text:span></text:p>
      <text:p text:style-name="P13">2. Срок сдачи студентом законченного проекта <text:span text:style-name="T31">20 мая 2023г.</text:span><text:span text:style-name="T42">__</text:span><text:span text:style-name="T27">_____________</text:span><text:span text:style-name="T28">_</text:span></text:p>
      <text:p text:style-name="P13">3. Исходные данные к проекту:<text:span text:style-name="T24"> </text:span><text:span text:style-name="T32">Орган управлени</text:span><text:span text:style-name="T40">я</text:span><text:span text:style-name="T32"> – </text:span><text:span text:style-name="T33">клавиатура 16 клавиш</text:span><text:span text:style-name="T32">, подсветка нажатой клавиши, Цифроаналоговый преобразователь – интерфейс передачи I2S, напряжение питания 3,3 В, разрядность не менее 12 бит,</text:span><text:span text:style-name="T27"> </text:span><text:span text:style-name="T33">Считыватель</text:span><text:span text:style-name="T32"> карт памяти – поддержка карт памяти размером 2 Гб, напряжение питания 3,3 В, поддержка файловой систем</text:span><text:span text:style-name="T34">ы </text:span><text:span text:style-name="T32">FAT32, </text:span><text:span text:style-name="T34">Среда разработки EasyEDA, среда разработки корпуса Fusion 360.</text:span></text:p>
      <text:p text:style-name="P13"><text:span text:style-name="T10">4. Содержание расч</text:span><text:span text:style-name="T11">ё</text:span><text:span text:style-name="T10">тно-пояснительной записки (перечень подлежащих разработке вопросов)</text:span><text:span text:style-name="T13">:</text:span><text:span text:style-name="T35"> Введение </text:span><text:span text:style-name="T29">1.Обзор литературы по теме проекта.</text:span><text:span text:style-name="T27">_</text:span><text:span text:style-name="T29">2.Разработка структуры </text:span><text:span text:style-name="T36">музыкального пада</text:span><text:span text:style-name="T27">_</text:span><text:span text:style-name="T29">3.Обоснование выбора узлов, элементов функциональной схемы </text:span><text:span text:style-name="T36">музыкального пада</text:span><text:span text:style-name="T27">_</text:span><text:span text:style-name="T29">4.Разработка принципиальной электрической схемы устройства. 5. Разработка программного обеспечения</text:span><text:span text:style-name="T35">.</text:span><text:span text:style-name="T29"> Заключение. Литература. <text:s text:c="43"/></text:span></text:p>
      <text:p text:style-name="P13">5. Перечень графического материала (с точным указанием обязательных чертежей): <text:span text:style-name="T29">1. Структурная схема устройства</text:span><text:span text:style-name="T27">_</text:span><text:span text:style-name="T29">2. Функциональная электрическая схема </text:span><text:span text:style-name="T35">устройства</text:span><text:span text:style-name="T29"> 3. Принципиальная электрическая схема</text:span><text:span text:style-name="T41"> </text:span><text:span text:style-name="T29">устройства</text:span><text:span text:style-name="T32"> <text:s text:c="115"/></text:span></text:p>
      <text:p text:style-name="P13"><text:span text:style-name="T10">6. Консультант по проекту</text:span><text:span text:style-name="T27">__</text:span><text:span text:style-name="T37">Дмитриев</text:span><text:span text:style-name="T38"> А.</text:span><text:span text:style-name="T37">С</text:span><text:span text:style-name="T38">.</text:span><text:span text:style-name="T27">_______________________________</text:span><text:span text:style-name="T10"> </text:span></text:p>
      <text:p text:style-name="P13"><text:span text:style-name="T10">7. Дата выдачи задания </text:span><text:span text:style-name="T27">____</text:span><text:span text:style-name="T39">3</text:span><text:span text:style-name="T38"> февраля 2023</text:span><text:span text:style-name="T27">_______________________________</text:span></text:p>
      <text:p text:style-name="P13"><text:span text:style-name="T10">8. Календарный график работы над проектом на весь период проектирования (с назначением сроков исполнения и трудо</text:span><text:span text:style-name="T12">ё</text:span><text:span text:style-name="T10">мкости отдельных этапов):</text:span></text:p>
      <text:p text:style-name="P25"><text:span text:style-name="T18">разделы 1,2 к </text:span><text:span text:style-name="T20">1 марта 2023г</text:span><text:span text:style-name="T18"> <text:s/>– <text:s/></text:span><text:span text:style-name="T22">2</text:span><text:span text:style-name="T18">0 %;</text:span>_________________________________</text:p>
      <text:p text:style-name="P25"><text:span text:style-name="T18">раздел</text:span><text:span text:style-name="T22">ы</text:span><text:span text:style-name="T18"> <text:s/>3, </text:span><text:span text:style-name="T22">4</text:span><text:span text:style-name="T18"> <text:s text:c="3"/>к </text:span><text:span text:style-name="T22">15</text:span><text:span text:style-name="T19"> </text:span><text:span text:style-name="T22">марта</text:span><text:span text:style-name="T19"> 2023г</text:span><text:span text:style-name="T18"> <text:s/>– <text:s/></text:span><text:span text:style-name="T22">5</text:span><text:span text:style-name="T18">0 %;</text:span>_____________________________</text:p>
      <text:p text:style-name="P25"><text:span text:style-name="T18">раздел <text:s/></text:span><text:span text:style-name="T19">5</text:span><text:span text:style-name="T18"> <text:s text:c="3"/>к </text:span><text:span text:style-name="T19">1 </text:span><text:span text:style-name="T22">апреля</text:span><text:span text:style-name="T19"> 2023г</text:span><text:span text:style-name="T18"> <text:s/>– <text:s/></text:span><text:span text:style-name="T22">80</text:span><text:span text:style-name="T18"> %;</text:span>__________________________________</text:p>
      <text:p text:style-name="P26">оформление пояснительной записки и графического материала к <text:span text:style-name="T26">15 апреля</text:span><text:span text:style-name="T23"> <text:s text:c="3"/>2023 г</text:span> – 1<text:span text:style-name="T26">00</text:span> %;</text:p>
      <text:p text:style-name="P32"><text:span text:style-name="T46">защита курсового проекта с </text:span><text:span text:style-name="T47">26 апреля 2023</text:span><text:span text:style-name="T46"> по </text:span><text:span text:style-name="T47">15 мая 2023</text:span><text:span text:style-name="T46">.</text:span><text:span text:style-name="T18"> <text:s text:c="29"/></text:span></text:p>
      <text:p text:style-name="P9"><text:soft-page-break/>РУКОВОДИТЕЛЬ________________________<text:span text:style-name="T21">А</text:span><text:span text:style-name="T20">.</text:span><text:span text:style-name="T21">С</text:span><text:span text:style-name="T20">.</text:span><text:span text:style-name="T21">Дмитриев</text:span><text:span text:style-name="T18">.</text:span></text:p>
      <text:p text:style-name="P10"><text:s text:c="38"/>(подпись)</text:p>
      <text:p text:style-name="P2"/>
      <text:p text:style-name="P11">Задание принял к исполнению____________________________<text:span text:style-name="T20">А.В.Крачковский</text:span></text:p>
      <text:p text:style-name="P12">(дата и подпись студента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2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1.501cm" fo:margin-left="0cm" fo:margin-right="0cm" fo:margin-top="1.40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3:30:19.543158997</meta:creation-date>
    <dc:date>2023-05-12T12:11:47.355285371</dc:date>
    <meta:editing-duration>PT27M4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44" meta:word-count="294" meta:character-count="2970" meta:non-whitespace-character-count="2430"/>
  </office:meta>
</office:document-meta>
</file>